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6-15_10-17-33_000.jpg</text:p>
          </table:table-cell>
          <table:table-cell office:value-type="string">
            <text:p>:m ペガスス　スケジュール　７月、８月、９月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6-15_09-31-07_000.jpg</text:p>
          </table:table-cell>
          <table:table-cell office:value-type="string">
            <text:p>:m 食べた物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7-06-15_09-07-02_000.jpg</text:p>
          </table:table-cell>
          <table:table-cell office:value-type="string">
            <text:p>:m music / log / kb / done / N+ / 20170615 I || write-out prev,dom.1 -&gt;ms.1 || phrase k=C -&gt;ms.1 -&gt;dom.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6-15_09-06-03_000.jpg</text:p>
          </table:table-cell>
          <table:table-cell office:value-type="string">
            <text:p>:m music / 楽譜メモ / kb / 20170615 I / ms.2 prog-crown k=C t=80 ~mp.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6-15_09-05-55_000.jpg</text:p>
          </table:table-cell>
          <table:table-cell office:value-type="string">
            <text:p>:m music / 楽譜メモ / kb / 20170615 I / ms.1 prog- k=C t=80 ~mp.1 write-out free-pla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6-15_06-34-03_001.jpg</text:p>
          </table:table-cell>
          <table:table-cell office:value-type="string">
            <text:p>:m 目次メモ / 『アフリカのことが３時間でマンガでわかる本』　大迫秀樹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6-15_06-34-03_000.jpg</text:p>
          </table:table-cell>
          <table:table-cell office:value-type="string">
            <text:p>:m 目次メモ / 『アフリカのことが３時間でマンガでわかる本』　大迫秀樹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6-14_17-07-25_000.jpg</text:p>
          </table:table-cell>
          <table:table-cell office:value-type="string">
            <text:p>:m 5-6*7 RES / 245 131*4#1 / 『高校数学でわかる相対性理論』 竹内淳 / ローレンツ変換 R-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6-14_17-07-02_000.jpg</text:p>
          </table:table-cell>
          <table:table-cell office:value-type="string">
            <text:p>:m 5-6*7 RES / 245 131*4#1 / 『高校数学でわかる相対性理論』 竹内淳 / ローレンツ変換 R=A=1/sqrt(1-V^2/c^2) γ=1/sqrt(1-V^2/c^2) β=V/c L-1 L-2 R-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6-14_17-06-22_000.jpg</text:p>
          </table:table-cell>
          <table:table-cell office:value-type="string">
            <text:p>:m 3-4*7 RES / 245 131*4#1 / 『高校数学でわかる相対性理論』 竹内淳 / ローレンツ変換 A^2=1/(1-(V^2/c^2))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6-14_17-05-42_000.jpg</text:p>
          </table:table-cell>
          <table:table-cell office:value-type="string">
            <text:p>:m 1-2*7 RES / 245 131*4#1 / 『高校数学でわかる相対性理論』 竹内淳 / ローレンツ変換 lim(x-&gt;inf)(x^2/(1-x^2))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6-14_13-23-51_000.jpg</text:p>
          </table:table-cell>
          <table:table-cell office:value-type="string">
            <text:p>:PHOTO 面白いもの / @台所 / 蟻　アリ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6-14_12-31-12_000.jpg</text:p>
          </table:table-cell>
          <table:table-cell office:value-type="string">
            <text:p>:PHOTO 面白いもの / @いなげや / 工事中　入口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6-14_12-31-02_000.jpg</text:p>
          </table:table-cell>
          <table:table-cell office:value-type="string">
            <text:p>:PHOTO 面白いもの / @いなげや / 工事中　入口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6-14_12-30-56_000.jpg</text:p>
          </table:table-cell>
          <table:table-cell office:value-type="string">
            <text:p>:PHOTO 面白いもの / @いなげや / 工事中　入口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7-06-14_12-20-52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6-14_09-12-09_000.jpg</text:p>
          </table:table-cell>
          <table:table-cell office:value-type="string">
            <text:p>:m 食べた物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017-06-14_08-20-13_000.jpg</text:p>
          </table:table-cell>
          <table:table-cell table:style-name="ce1" office:value-type="string">
            <text:p>:m アファメーション / プログラミング、量子論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6-14_07-59-25_000.jpg</text:p>
          </table:table-cell>
          <table:table-cell office:value-type="string">
            <text:p>:m music / 楽譜メモ / kb / 20170614 I / ms.1 prog-I-IV k=F# t=70 ~mp.3 dom.3;take-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7-06-14_07-59-14_000.jpg</text:p>
          </table:table-cell>
          <table:table-cell office:value-type="string">
            <text:p>:m music / log / kb / done / N+ / 20170614 I / free-play || prog-I-IV k=F# tmp=3/4 t=80 dom.2 || prev,II,ms.1 content-continued dom.3 -&gt;ms.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6-14_05-35-18_000.jpg</text:p>
          </table:table-cell>
          <table:table-cell office:value-type="string">
            <text:p>:m :PHOTO 起きた時刻 / 2017061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6-13_19-34-16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6-13_18-30-46_000.jpg</text:p>
          </table:table-cell>
          <table:table-cell office:value-type="string">
            <text:p>:m music / 楽譜メモ / kb / 20170613 II / ms.1 crown-prog k=C t=80 ~mp.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7-06-13_18-30-23_000.jpg</text:p>
          </table:table-cell>
          <table:table-cell office:value-type="string">
            <text:p>:m music / log / kb / done / N+ / 20170613 II / free-play crown-prog k=C t=60 dom.1 || Kadenz RH=9-7-12f VIIm ms.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017-06-13_16-34-02_000.jpg</text:p>
          </table:table-cell>
          <table:table-cell office:value-type="string">
            <text:p>:m 1*1 RES / free# VX7GLZ 30#1 / science research / NLP / drawing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17-06-13_11-43-02_000.jpg</text:p>
          </table:table-cell>
          <table:table-cell office:value-type="string">
            <text:p>:m 3-4*4 prog / 4*17#1 / Sound programming / log / <text:s/>flowchar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2017/06/15</text:date>, <text:time>12:59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5T12:59:14.42</dc:date>
    <dc:creator>岩淵 謙</dc:creator>
    <meta:generator>OpenOffice/4.1.3$Win32 OpenOffice.org_project/413m1$Build-9783</meta:generator>
    <meta:editing-duration>PT28M56S</meta:editing-duration>
    <meta:editing-cycles>22</meta:editing-cycles>
    <meta:document-statistic meta:table-count="1" meta:cell-count="81" meta:object-count="0"/>
  </office:meta>
</office:document-meta>
</file>